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ee96" officeooo:paragraph-rsid="000eee96"/>
    </style:style>
    <style:style style:name="P2" style:family="paragraph" style:parent-style-name="Standard">
      <style:text-properties officeooo:rsid="000eee96" officeooo:paragraph-rsid="0010d51c"/>
    </style:style>
    <style:style style:name="P3" style:family="paragraph" style:parent-style-name="Standard">
      <style:text-properties style:text-line-through-style="solid" style:text-line-through-type="single" officeooo:rsid="000eee96" officeooo:paragraph-rsid="000eee96"/>
    </style:style>
    <style:style style:name="T1" style:family="text">
      <style:text-properties officeooo:rsid="0010c66a"/>
    </style:style>
    <style:style style:name="T2" style:family="text">
      <style:text-properties fo:font-style="italic" officeooo:rsid="0010c66a" style:font-style-asian="italic" style:font-style-complex="italic"/>
    </style:style>
    <style:style style:name="T3" style:family="text">
      <style:text-properties fo:font-size="10pt" fo:font-style="italic" officeooo:rsid="0010c66a" style:font-size-asian="8.75pt" style:font-style-asian="italic" style:font-size-complex="10pt" style:font-style-complex="italic"/>
    </style:style>
    <style:style style:name="T4" style:family="text">
      <style:text-properties fo:font-size="10pt" fo:font-style="italic" officeooo:rsid="0010d51c" style:font-size-asian="8.75pt" style:font-style-asian="italic" style:font-size-complex="10pt" style:font-style-complex="italic"/>
    </style:style>
    <style:style style:name="T5" style:family="text">
      <style:text-properties fo:font-size="10pt" fo:font-style="italic" officeooo:rsid="0011f673" style:font-size-asian="8.75pt" style:font-style-asian="italic" style:font-size-complex="10pt" style:font-style-complex="italic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ize="10pt" fo:font-style="italic" officeooo:rsid="0010d51c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011f673" style:font-size-asian="10pt" style:font-style-asian="italic" style:font-size-complex="10pt" style:font-style-complex="italic"/>
    </style:style>
    <style:style style:name="T9" style:family="text">
      <style:text-properties fo:font-size="10pt" fo:font-style="italic" officeooo:rsid="0010c66a" style:font-size-asian="10pt" style:font-style-asian="italic" style:font-size-complex="10pt" style:font-style-complex="italic"/>
    </style:style>
    <style:style style:name="T10" style:family="text">
      <style:text-properties fo:font-size="10pt" officeooo:rsid="0011f673" style:font-size-asian="10pt" style:font-size-complex="10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0c66a"/>
    </style:style>
    <style:style style:name="T13" style:family="text">
      <style:text-properties style:text-underline-style="solid" style:text-underline-width="auto" style:text-underline-color="font-color" officeooo:rsid="0010d51c"/>
    </style:style>
    <style:style style:name="T14" style:family="text">
      <style:text-properties style:text-underline-style="solid" style:text-underline-width="auto" style:text-underline-color="font-color" officeooo:rsid="0011f673"/>
    </style:style>
    <style:style style:name="T15" style:family="text">
      <style:text-properties officeooo:rsid="0010d51c"/>
    </style:style>
    <style:style style:name="T16" style:family="text">
      <style:text-properties fo:font-size="12pt" fo:font-style="normal" style:font-size-asian="10.5pt" style:font-style-asian="normal" style:font-size-complex="12pt" style:font-style-complex="normal"/>
    </style:style>
    <style:style style:name="T17" style:family="text">
      <style:text-properties fo:font-size="12pt" fo:font-style="normal" officeooo:rsid="0010d51c" style:font-size-asian="10.5pt" style:font-style-asian="normal" style:font-size-complex="12pt" style:font-style-complex="normal"/>
    </style:style>
    <style:style style:name="T18" style:family="text">
      <style:text-properties fo:font-size="12pt" fo:font-style="normal" style:text-underline-style="solid" style:text-underline-width="auto" style:text-underline-color="font-color" officeooo:rsid="0010d51c" style:font-size-asian="10.5pt" style:font-style-asian="normal" style:font-size-complex="12pt" style:font-style-complex="normal"/>
    </style:style>
    <style:style style:name="T19" style:family="text">
      <style:text-properties fo:font-size="12pt" fo:font-style="normal" style:text-underline-style="solid" style:text-underline-width="auto" style:text-underline-color="font-color" officeooo:rsid="0011f673" style:font-size-asian="10.5pt" style:font-style-asian="normal" style:font-size-complex="12pt" style:font-style-complex="normal"/>
    </style:style>
    <style:style style:name="T20" style:family="text">
      <style:text-properties style:text-underline-style="none" officeooo:rsid="0010d51c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officeooo:rsid="0010d51c"/>
    </style:style>
    <style:style style:name="T23" style:family="text">
      <style:text-properties officeooo:rsid="0011f673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25">Requisitos Funcionales</text:span></text:p>
      <text:p text:style-name="P1"/>
      <text:p text:style-name="P1"/>
      <text:p text:style-name="P1">R1: <text:span text:style-name="T11">I</text:span><text:span text:style-name="T12">nterfaz Centralizada de Gestión</text:span> → <text:span text:style-name="T3">controla las llamadas sobre diferentes emergencias</text:span></text:p>
      <text:p text:style-name="P1"/>
      <text:p text:style-name="P1">R2: <text:span text:style-name="T11">Gestión de elementos</text:span> <text:span text:style-name="T4"><text:tab/></text:span></text:p>
      <text:p text:style-name="P1"><text:span text:style-name="T4"/></text:p>
      <text:p text:style-name="P2"><text:span text:style-name="T4"><text:tab/></text:span><text:span text:style-name="T17">R2.1: </text:span><text:span text:style-name="T18">Gesti</text:span><text:span text:style-name="T19">ó</text:span><text:span text:style-name="T18">n de elementos activos</text:span><text:span text:style-name="T17"> → </text:span><text:span text:style-name="T16"><text:s/></text:span><text:span text:style-name="T4">gestiona elementos activos de emergencia como ambulancias, bomberos, </text:span><text:span text:style-name="T5">policías</text:span><text:span text:style-name="T4">, unidades militares etc</text:span></text:p>
      <text:p text:style-name="P1"><text:tab/></text:p>
      <text:p text:style-name="P1"><text:tab/>R<text:span text:style-name="T15">2.2</text:span>: <text:span text:style-name="T11">Motorización de emergencias en curso</text:span> → ???</text:p>
      <text:p text:style-name="P1"/>
      <text:p text:style-name="P1"><text:tab/>R<text:span text:style-name="T15">2.3</text:span>: <text:span text:style-name="T11">S</text:span><text:span text:style-name="T13">istema de </text:span><text:span text:style-name="T14">Video-vigilancia</text:span><text:span text:style-name="T13"> y Comunicaciones</text:span><text:span text:style-name="T20"> → </text:span></text:p>
      <text:p text:style-name="P1"/>
      <text:p text:style-name="P1">R<text:span text:style-name="T15">3</text:span>: <text:span text:style-name="T11">Comunicación en tiempo real</text:span> → <text:span text:style-name="T7">se accede a datos de las cámaras de unidades activas desde diferentes lugares de manera que los elementos del SCE puedan enviar y recibir información en tiempo real</text:span></text:p>
      <text:p text:style-name="P1"/>
      <text:p text:style-name="P3">R6: <text:span text:style-name="T11">Compatibilidad en varios dispositivos</text:span> → <text:s/><text:span text:style-name="T21"><text:s text:c="3"/></text:span><text:span text:style-name="T22">noF</text:span></text:p>
      <text:p text:style-name="P1"/>
      <text:p text:style-name="P1">R<text:span text:style-name="T15">4</text:span>: <text:span text:style-name="T11">Sistema comunicación de gestión</text:span> → <text:span text:style-name="T5">gestiona las llamadas externas, las incidencias internas del sistema e identificación de llamadas entrantes</text:span></text:p>
      <text:p text:style-name="P1"/>
      <text:p text:style-name="P1">R<text:span text:style-name="T23">5</text:span>: <text:span text:style-name="T11">Sistema de grabación en vivo</text:span> → <text:span text:style-name="T5">trasmiten videos mediante antenas de móvil/cableado urbano al sistema de emergencias</text:span></text:p>
      <text:p text:style-name="P1"/>
      <text:p text:style-name="P1">R<text:span text:style-name="T23">6</text:span>: <text:span text:style-name="T11">Sistema de asignación y motorización</text:span> →<text:span text:style-name="T8">asignan y monitorizan distintos tipos de recursos activos para una emergencia concreta</text:span><text:span text:style-name="T6"> </text:span></text:p>
      <text:p text:style-name="P1"/>
      <text:p text:style-name="P1">R<text:span text:style-name="T23">7</text:span>: <text:span text:style-name="T11">Algoritmo de ruta</text:span> → <text:span text:style-name="T8">calculas las rutas mas rápidas para que las unidades lleguen al punto de emergencia</text:span></text:p>
      <text:p text:style-name="P1"/>
      <text:p text:style-name="P1">R<text:span text:style-name="T23">8</text:span>: <text:span text:style-name="T11">Distintos roles de usuario</text:span> →<text:span text:style-name="T1"> </text:span><text:span text:style-name="T9">administrador del sistema, operarios de emergencias, operarios de unidades activos(ambulancias y </text:span><text:span text:style-name="T8">helicópteros</text:span><text:span text:style-name="T9">). Reciben información en tiempo real en smartphone/tablet y asignadores de recursos</text:span></text:p>
      <text:p text:style-name="P1"/>
      <text:p text:style-name="P1">R12: Información en tiempo real y asignadores de recursos → </text:p>
      <text:p text:style-name="P1"/>
      <text:p text:style-name="P1">R13: Cola de llamadas → </text:p>
      <text:p text:style-name="P1"/>
      <text:p text:style-name="P1">R14: Algoritmo para repartir las llamadas → </text:p>
      <text:p text:style-name="P1"/>
      <text:p text:style-name="P1">R15: Sensores registran eventos inesperados??? → </text:p>
      <text:p text:style-name="P1"/>
      <text:p text:style-name="P1">R16: Los sensores transmiten información a un CCR → </text:p>
      <text:p text:style-name="P1"/>
      <text:p text:style-name="P1">R17: El sistema podrá gestionar hasta 20 eventos → </text:p>
      <text:p text:style-name="P1"/>
      <text:p text:style-name="P1">R18: Un algoritmo para asignar elementos a cada evento → </text:p>
      <text:p text:style-name="P1">R19: Coordinación con policía y UME → </text:p>
      <text:p text:style-name="P1">R20: Comunicación Internacional en tiempo real → </text:p>
      <text:p text:style-name="P1">R21: Usuarios se registran para las noticias → </text:p>
      <text:p text:style-name="P1">R22: Una única interfaz →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1:28:26.238374263</meta:creation-date>
    <dc:date>2019-10-15T12:12:35.162144832</dc:date>
    <meta:editing-duration>PT11M3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279" meta:character-count="1857" meta:non-whitespace-character-count="1574"/>
  </office:meta>
</office:document-meta>
</file>